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F6000000E1D6CA5CB2F3FCC10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000000"/>
    </style:style>
    <style:style style:name="T1" style:family="text">
      <style:text-properties fo:color="#000000" style:font-name="Arial" fo:font-size="11pt" style:font-size-asian="11pt" style:font-name-complex="Arial" style:font-size-complex="11pt"/>
    </style:style>
    <style:style style:name="T2" style:family="text">
      <style:text-properties fo:color="#000000" style:font-name="Arial" fo:font-size="8pt" style:font-size-asian="8pt" style:font-name-complex="Arial" style:font-size-complex="8pt"/>
    </style:style>
    <style:style style:name="T3" style:family="text">
      <style:text-properties fo:color="#000000" style:font-name="Arial" fo:font-size="8pt" fo:font-weight="bold" style:font-size-asian="8pt" style:font-name-complex="Arial" style:font-size-complex="8pt" style:font-weight-complex="bold"/>
    </style:style>
    <style:style style:name="T4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style:style style:name="T5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6" style:family="text">
      <style:text-properties fo:color="#000000" style:font-name="Arial" fo:font-size="10pt" style:font-size-asian="10pt" style:font-name-complex="Arial" style:font-size-complex="10pt"/>
    </style:style>
    <style:style style:name="T7" style:family="text">
      <style:text-properties fo:color="#000000" style:font-name="Symbol" fo:font-size="10pt" style:font-size-asian="10pt" style:font-name-complex="Symbol" style:font-size-complex="10pt"/>
    </style:style>
    <style:style style:name="T8" style:family="text">
      <style:text-properties fo:color="#000000" style:font-name="Arial" fo:font-size="11pt" fo:font-weight="bold" style:font-size-asian="11pt" style:font-name-complex="Arial" style:font-size-complex="11pt" style:font-weight-complex="bold"/>
    </style:style>
    <style:style style:name="T9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6cm" svg:height="0.433cm" svg:x="1.905cm" svg:y="1.38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4.15cm" svg:height="0.319cm" svg:x="1.905cm" svg:y="26.352cm">
          <draw:text-box>
            <text:p text:style-name="P1"><text:span text:style-name="T2">© 2016 Cisco y/o sus filiales. Todos los derechos reservados. Este documento es información pública de </text:span><text:span text:style-name="T2">Cisco. </text:span></text:p>
          </draw:text-box>
        </draw:frame>
        <draw:frame draw:style-name="gr3" draw:text-style-name="P4" draw:layer="layout" svg:width="21.6cm" svg:height="1.883cm" svg:x="-0.049cm" svg:y="0.512cm">
          <draw:image xlink:href="Pictures/10000000000009F6000000E1D6CA5CB2F3FCC10C.jpg" xlink:type="simple" xlink:show="embed" xlink:actuate="onLoad">
            <text:p/>
          </draw:image>
        </draw:frame>
        <draw:frame draw:style-name="gr2" draw:text-style-name="P3" draw:layer="layout" svg:width="1.831cm" svg:height="0.319cm" svg:x="17.943cm" svg:y="26.352cm">
          <draw:text-box>
            <text:p text:style-name="P1"><text:span text:style-name="T2">Página </text:span><text:span text:style-name="T3">1</text:span><text:span text:style-name="T2"> de </text:span><text:span text:style-name="T3">2</text:span><text:span text:style-name="T2"> </text:span></text:p>
          </draw:text-box>
        </draw:frame>
        <draw:frame draw:style-name="gr4" draw:text-style-name="P5" draw:layer="layout" svg:width="14.577cm" svg:height="0.628cm" svg:x="1.905cm" svg:y="2.661cm">
          <draw:text-box>
            <text:p text:style-name="P1"><text:span text:style-name="T4">Práctica de laboratorio: Instalación de la placa </text:span><text:span text:style-name="T4">madre <text:s/></text:span></text:p>
          </draw:text-box>
        </draw:frame>
        <draw:frame draw:style-name="gr5" draw:text-style-name="P6" draw:layer="layout" svg:width="2.686cm" svg:height="0.475cm" svg:x="1.905cm" svg:y="3.827cm">
          <draw:text-box>
            <text:p text:style-name="P1"><text:span text:style-name="T5">Introducción </text:span></text:p>
          </draw:text-box>
        </draw:frame>
        <draw:frame draw:style-name="gr6" draw:text-style-name="P7" draw:layer="layout" svg:width="15.911cm" svg:height="0.395cm" svg:x="2.54cm" svg:y="4.521cm">
          <draw:text-box>
            <text:p text:style-name="P1"><text:span text:style-name="T6">En esta práctica de laboratorio, instalará una CPU, un conjunto de disipador térmico y </text:span><text:span text:style-name="T6">ventilador, y un </text:span></text:p>
          </draw:text-box>
        </draw:frame>
        <draw:frame draw:style-name="gr6" draw:text-style-name="P7" draw:layer="layout" svg:width="14.916cm" svg:height="0.395cm" svg:x="2.54cm" svg:y="4.925cm">
          <draw:text-box>
            <text:p text:style-name="P1"><text:span text:style-name="T6">módulo RAM en la placa madre. Luego, deberá instalar la placa madre en el gabinete de </text:span><text:span text:style-name="T6">la PC. </text:span></text:p>
          </draw:text-box>
        </draw:frame>
        <draw:frame draw:style-name="gr5" draw:text-style-name="P6" draw:layer="layout" svg:width="4.455cm" svg:height="0.475cm" svg:x="1.905cm" svg:y="5.759cm">
          <draw:text-box>
            <text:p text:style-name="P1"><text:span text:style-name="T5">Equipo recomendado </text:span></text:p>
          </draw:text-box>
        </draw:frame>
        <draw:frame draw:style-name="gr6" draw:text-style-name="P7" draw:layer="layout" svg:width="0.352cm" svg:height="0.352cm" svg:x="2.54cm" svg:y="6.552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6.47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9.938cm" svg:height="0.395cm" svg:x="3.175cm" svg:y="6.477cm">
          <draw:text-box>
            <text:p text:style-name="P1"><text:span text:style-name="T6">Gabinete de computadora con fuente de alimentación instalada </text:span></text:p>
          </draw:text-box>
        </draw:frame>
        <draw:frame draw:style-name="gr6" draw:text-style-name="P7" draw:layer="layout" svg:width="0.352cm" svg:height="0.352cm" svg:x="2.54cm" svg:y="7.149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7.07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068cm" svg:height="0.395cm" svg:x="3.175cm" svg:y="7.074cm">
          <draw:text-box>
            <text:p text:style-name="P1"><text:span text:style-name="T6">Placa madre </text:span></text:p>
          </draw:text-box>
        </draw:frame>
        <draw:frame draw:style-name="gr6" draw:text-style-name="P7" draw:layer="layout" svg:width="0.352cm" svg:height="0.352cm" svg:x="2.54cm" svg:y="7.744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7.66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84cm" svg:height="0.395cm" svg:x="3.175cm" svg:y="7.669cm">
          <draw:text-box>
            <text:p text:style-name="P1"><text:span text:style-name="T6">CPU </text:span></text:p>
          </draw:text-box>
        </draw:frame>
        <draw:frame draw:style-name="gr6" draw:text-style-name="P7" draw:layer="layout" svg:width="0.352cm" svg:height="0.352cm" svg:x="2.54cm" svg:y="8.341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8.26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6.746cm" svg:height="0.395cm" svg:x="3.175cm" svg:y="8.266cm">
          <draw:text-box>
            <text:p text:style-name="P1"><text:span text:style-name="T6">Conjunto de disipador térmico y ventilador <text:s/></text:span></text:p>
          </draw:text-box>
        </draw:frame>
        <draw:frame draw:style-name="gr6" draw:text-style-name="P7" draw:layer="layout" svg:width="0.352cm" svg:height="0.352cm" svg:x="2.54cm" svg:y="8.936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8.861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246cm" svg:height="0.395cm" svg:x="3.175cm" svg:y="8.861cm">
          <draw:text-box>
            <text:p text:style-name="P1"><text:span text:style-name="T6">Pasta térmica </text:span></text:p>
          </draw:text-box>
        </draw:frame>
        <draw:frame draw:style-name="gr6" draw:text-style-name="P7" draw:layer="layout" svg:width="0.352cm" svg:height="0.352cm" svg:x="2.539cm" svg:y="9.533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9.45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301cm" svg:height="0.395cm" svg:x="3.174cm" svg:y="9.458cm">
          <draw:text-box>
            <text:p text:style-name="P1"><text:span text:style-name="T6">Módulos RAM </text:span></text:p>
          </draw:text-box>
        </draw:frame>
        <draw:frame draw:style-name="gr6" draw:text-style-name="P7" draw:layer="layout" svg:width="0.352cm" svg:height="0.352cm" svg:x="2.539cm" svg:y="10.13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10.0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6.581cm" svg:height="0.395cm" svg:x="3.174cm" svg:y="10.055cm">
          <draw:text-box>
            <text:p text:style-name="P1"><text:span text:style-name="T6">Tornillos y separadores para placa madre </text:span></text:p>
          </draw:text-box>
        </draw:frame>
        <draw:frame draw:style-name="gr6" draw:text-style-name="P7" draw:layer="layout" svg:width="0.352cm" svg:height="0.352cm" svg:x="2.539cm" svg:y="10.725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10.6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5.124cm" svg:height="0.395cm" svg:x="3.174cm" svg:y="10.65cm">
          <draw:text-box>
            <text:p text:style-name="P1"><text:span text:style-name="T6">Pulsera y alfombrilla antiestática </text:span></text:p>
          </draw:text-box>
        </draw:frame>
        <draw:frame draw:style-name="gr6" draw:text-style-name="P7" draw:layer="layout" svg:width="0.352cm" svg:height="0.352cm" svg:x="2.539cm" svg:y="11.322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11.24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3.139cm" svg:height="0.395cm" svg:x="3.173cm" svg:y="11.247cm">
          <draw:text-box>
            <text:p text:style-name="P1"><text:span text:style-name="T6">Kit de herramientas </text:span></text:p>
          </draw:text-box>
        </draw:frame>
        <draw:frame draw:style-name="gr6" draw:text-style-name="P7" draw:layer="layout" svg:width="0.352cm" svg:height="0.352cm" svg:x="2.539cm" svg:y="11.919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2cm" svg:y="11.84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4.13cm" svg:height="0.395cm" svg:x="3.173cm" svg:y="11.844cm">
          <draw:text-box>
            <text:p text:style-name="P1"><text:span text:style-name="T6">Manual de la placa madre </text:span></text:p>
          </draw:text-box>
        </draw:frame>
        <draw:frame draw:style-name="gr1" draw:text-style-name="P2" draw:layer="layout" svg:width="1.496cm" svg:height="0.433cm" svg:x="1.905cm" svg:y="12.737cm">
          <draw:text-box>
            <text:p text:style-name="P1"><text:span text:style-name="T8">Paso 1: </text:span></text:p>
          </draw:text-box>
        </draw:frame>
        <draw:frame draw:style-name="gr1" draw:text-style-name="P2" draw:layer="layout" svg:width="2.974cm" svg:height="0.433cm" svg:x="3.556cm" svg:y="12.737cm">
          <draw:text-box>
            <text:p text:style-name="P1"><text:span text:style-name="T8">Instalar la CPU. </text:span></text:p>
          </draw:text-box>
        </draw:frame>
        <draw:frame draw:style-name="gr6" draw:text-style-name="P7" draw:layer="layout" svg:width="0.391cm" svg:height="0.395cm" svg:x="2.54cm" svg:y="13.457cm">
          <draw:text-box>
            <text:p text:style-name="P1"><text:span text:style-name="T6">a. </text:span></text:p>
          </draw:text-box>
        </draw:frame>
        <draw:frame draw:style-name="gr6" draw:text-style-name="P7" draw:layer="layout" svg:width="16.25cm" svg:height="0.395cm" svg:x="3.175cm" svg:y="13.457cm">
          <draw:text-box>
            <text:p text:style-name="P1"><text:span text:style-name="T6">Coloque la placa madre, la CPU, el conjunto de disipador térmico y ventilador y el </text:span><text:span text:style-name="T6">módulo RAM sobre la </text:span></text:p>
          </draw:text-box>
        </draw:frame>
        <draw:frame draw:style-name="gr6" draw:text-style-name="P7" draw:layer="layout" svg:width="3.66cm" svg:height="0.395cm" svg:x="3.175cm" svg:y="13.862cm">
          <draw:text-box>
            <text:p text:style-name="P1"><text:span text:style-name="T6">alfombrilla antiestática. </text:span></text:p>
          </draw:text-box>
        </draw:frame>
        <draw:frame draw:style-name="gr6" draw:text-style-name="P7" draw:layer="layout" svg:width="0.391cm" svg:height="0.395cm" svg:x="2.54cm" svg:y="14.48cm">
          <draw:text-box>
            <text:p text:style-name="P1"><text:span text:style-name="T6">b. </text:span></text:p>
          </draw:text-box>
        </draw:frame>
        <draw:frame draw:style-name="gr6" draw:text-style-name="P7" draw:layer="layout" svg:width="15.377cm" svg:height="0.395cm" svg:x="3.175cm" svg:y="14.48cm">
          <draw:text-box>
            <text:p text:style-name="P1"><text:span text:style-name="T6">Póngase la pulsera antiestática y conecte el cable de conexión a tierra a la alfombrilla </text:span><text:span text:style-name="T6">antiestática. </text:span></text:p>
          </draw:text-box>
        </draw:frame>
        <draw:frame draw:style-name="gr6" draw:text-style-name="P7" draw:layer="layout" svg:width="0.375cm" svg:height="0.395cm" svg:x="2.54cm" svg:y="15.098cm">
          <draw:text-box>
            <text:p text:style-name="P1"><text:span text:style-name="T6">c. </text:span></text:p>
          </draw:text-box>
        </draw:frame>
        <draw:frame draw:style-name="gr6" draw:text-style-name="P7" draw:layer="layout" svg:width="8.786cm" svg:height="0.395cm" svg:x="3.175cm" svg:y="15.098cm">
          <draw:text-box>
            <text:p text:style-name="P1"><text:span text:style-name="T6">Localice el pin 1 de la CPU. Localice el pin 1 del socket. </text:span></text:p>
          </draw:text-box>
        </draw:frame>
        <draw:frame draw:style-name="gr6" draw:text-style-name="P7" draw:layer="layout" svg:width="9.929cm" svg:height="0.395cm" svg:x="3.175cm" svg:y="15.714cm">
          <draw:text-box>
            <text:p text:style-name="P1"><text:span text:style-name="T9">Nota</text:span><text:span text:style-name="T6">: Si la CPU se instala de forma incorrecta, puede dañarse. </text:span></text:p>
          </draw:text-box>
        </draw:frame>
        <draw:frame draw:style-name="gr6" draw:text-style-name="P7" draw:layer="layout" svg:width="0.391cm" svg:height="0.395cm" svg:x="2.541cm" svg:y="16.332cm">
          <draw:text-box>
            <text:p text:style-name="P1"><text:span text:style-name="T6">d. </text:span></text:p>
          </draw:text-box>
        </draw:frame>
        <draw:frame draw:style-name="gr6" draw:text-style-name="P7" draw:layer="layout" svg:width="7.652cm" svg:height="0.395cm" svg:x="3.176cm" svg:y="16.332cm">
          <draw:text-box>
            <text:p text:style-name="P1"><text:span text:style-name="T6">Alinee el pin 1 de la CPU con el pin 1 del socket. </text:span></text:p>
          </draw:text-box>
        </draw:frame>
        <draw:frame draw:style-name="gr6" draw:text-style-name="P7" draw:layer="layout" svg:width="0.391cm" svg:height="0.395cm" svg:x="2.541cm" svg:y="16.95cm">
          <draw:text-box>
            <text:p text:style-name="P1"><text:span text:style-name="T6">e. </text:span></text:p>
          </draw:text-box>
        </draw:frame>
        <draw:frame draw:style-name="gr6" draw:text-style-name="P7" draw:layer="layout" svg:width="4.68cm" svg:height="0.395cm" svg:x="3.176cm" svg:y="16.95cm">
          <draw:text-box>
            <text:p text:style-name="P1"><text:span text:style-name="T6">Coloque la CPU en el socket. </text:span></text:p>
          </draw:text-box>
        </draw:frame>
        <draw:frame draw:style-name="gr6" draw:text-style-name="P7" draw:layer="layout" svg:width="0.352cm" svg:height="0.395cm" svg:x="2.541cm" svg:y="17.566cm">
          <draw:text-box>
            <text:p text:style-name="P1"><text:span text:style-name="T6">f. </text:span></text:p>
          </draw:text-box>
        </draw:frame>
        <draw:frame draw:style-name="gr6" draw:text-style-name="P7" draw:layer="layout" svg:width="16.415cm" svg:height="0.395cm" svg:x="3.176cm" svg:y="17.566cm">
          <draw:text-box>
            <text:p text:style-name="P1"><text:span text:style-name="T6">Cierre la placa de carga de la CPU y fíjela en su lugar cerrando la palanca de carga y </text:span><text:span text:style-name="T6">moviéndola debajo </text:span></text:p>
          </draw:text-box>
        </draw:frame>
        <draw:frame draw:style-name="gr6" draw:text-style-name="P7" draw:layer="layout" svg:width="6.602cm" svg:height="0.395cm" svg:x="3.176cm" svg:y="17.973cm">
          <draw:text-box>
            <text:p text:style-name="P1"><text:span text:style-name="T6">de la lengüeta de retención de la palanca. </text:span></text:p>
          </draw:text-box>
        </draw:frame>
        <draw:frame draw:style-name="gr6" draw:text-style-name="P7" draw:layer="layout" svg:width="0.391cm" svg:height="0.395cm" svg:x="2.541cm" svg:y="18.589cm">
          <draw:text-box>
            <text:p text:style-name="P1"><text:span text:style-name="T6">g. </text:span></text:p>
          </draw:text-box>
        </draw:frame>
        <draw:frame draw:style-name="gr6" draw:text-style-name="P7" draw:layer="layout" svg:width="9.116cm" svg:height="0.395cm" svg:x="3.176cm" svg:y="18.589cm">
          <draw:text-box>
            <text:p text:style-name="P1"><text:span text:style-name="T6">Aplique una pequeña cantidad de pasta térmica a la CPU. </text:span></text:p>
          </draw:text-box>
        </draw:frame>
        <draw:frame draw:style-name="gr6" draw:text-style-name="P7" draw:layer="layout" svg:width="14.962cm" svg:height="0.395cm" svg:x="3.176cm" svg:y="19.207cm">
          <draw:text-box>
            <text:p text:style-name="P1"><text:span text:style-name="T9">Nota</text:span><text:span text:style-name="T6">: La pasta térmica solo es necesaria cuando no se incluye en el disipador térmico. </text:span><text:span text:style-name="T6">Siga las </text:span></text:p>
          </draw:text-box>
        </draw:frame>
        <draw:frame draw:style-name="gr6" draw:text-style-name="P7" draw:layer="layout" svg:width="15.631cm" svg:height="0.395cm" svg:x="3.176cm" svg:y="19.614cm">
          <draw:text-box>
            <text:p text:style-name="P1"><text:span text:style-name="T6">instrucciones proporcionadas por el fabricante para obtener detalles específicos sobre </text:span><text:span text:style-name="T6">la aplicación. </text:span></text:p>
          </draw:text-box>
        </draw:frame>
        <draw:frame draw:style-name="gr6" draw:text-style-name="P7" draw:layer="layout" svg:width="0.391cm" svg:height="0.395cm" svg:x="2.541cm" svg:y="20.23cm">
          <draw:text-box>
            <text:p text:style-name="P1"><text:span text:style-name="T6">h. </text:span></text:p>
          </draw:text-box>
        </draw:frame>
        <draw:frame draw:style-name="gr6" draw:text-style-name="P7" draw:layer="layout" svg:width="16.025cm" svg:height="0.395cm" svg:x="3.176cm" svg:y="20.23cm">
          <draw:text-box>
            <text:p text:style-name="P1"><text:span text:style-name="T6">Alinee los retenedores del conjunto de disipador térmico y ventilador con los orificios de </text:span><text:span text:style-name="T6">la madre base </text:span></text:p>
          </draw:text-box>
        </draw:frame>
        <draw:frame draw:style-name="gr6" draw:text-style-name="P7" draw:layer="layout" svg:width="5.052cm" svg:height="0.395cm" svg:x="3.176cm" svg:y="20.636cm">
          <draw:text-box>
            <text:p text:style-name="P1"><text:span text:style-name="T6">alrededor del socket de la CPU. </text:span></text:p>
          </draw:text-box>
        </draw:frame>
        <draw:frame draw:style-name="gr6" draw:text-style-name="P7" draw:layer="layout" svg:width="0.352cm" svg:height="0.395cm" svg:x="2.541cm" svg:y="21.254cm">
          <draw:text-box>
            <text:p text:style-name="P1"><text:span text:style-name="T6">i. </text:span></text:p>
          </draw:text-box>
        </draw:frame>
        <draw:frame draw:style-name="gr6" draw:text-style-name="P7" draw:layer="layout" svg:width="15.703cm" svg:height="0.395cm" svg:x="3.176cm" svg:y="21.254cm">
          <draw:text-box>
            <text:p text:style-name="P1"><text:span text:style-name="T6">Coloque el conjunto de disipador térmico y ventilador sobre la CPU y los retenedores a </text:span><text:span text:style-name="T6">través de los </text:span></text:p>
          </draw:text-box>
        </draw:frame>
        <draw:frame draw:style-name="gr6" draw:text-style-name="P7" draw:layer="layout" svg:width="4.269cm" svg:height="0.395cm" svg:x="3.176cm" svg:y="21.659cm">
          <draw:text-box>
            <text:p text:style-name="P1"><text:span text:style-name="T6">orificios de la placa madre. </text:span></text:p>
          </draw:text-box>
        </draw:frame>
        <draw:frame draw:style-name="gr6" draw:text-style-name="P7" draw:layer="layout" svg:width="0.352cm" svg:height="0.395cm" svg:x="2.541cm" svg:y="22.277cm">
          <draw:text-box>
            <text:p text:style-name="P1"><text:span text:style-name="T6">j. </text:span></text:p>
          </draw:text-box>
        </draw:frame>
        <draw:frame draw:style-name="gr6" draw:text-style-name="P7" draw:layer="layout" svg:width="12.689cm" svg:height="0.395cm" svg:x="3.176cm" svg:y="22.277cm">
          <draw:text-box>
            <text:p text:style-name="P1"><text:span text:style-name="T6">Apriete los retenedores del conjunto de disipador térmico y ventilador para fijarlo. </text:span></text:p>
          </draw:text-box>
        </draw:frame>
        <draw:frame draw:style-name="gr6" draw:text-style-name="P7" draw:layer="layout" svg:width="0.375cm" svg:height="0.395cm" svg:x="2.541cm" svg:y="22.894cm">
          <draw:text-box>
            <text:p text:style-name="P1"><text:span text:style-name="T6">k. </text:span></text:p>
          </draw:text-box>
        </draw:frame>
        <draw:frame draw:style-name="gr6" draw:text-style-name="P7" draw:layer="layout" svg:width="14.967cm" svg:height="0.395cm" svg:x="3.176cm" svg:y="22.894cm">
          <draw:text-box>
            <text:p text:style-name="P1"><text:span text:style-name="T6">Conecte el conector del ventilador a la placa madre. Consulte el manual de la placa </text:span><text:span text:style-name="T6">madre para </text:span></text:p>
          </draw:text-box>
        </draw:frame>
        <draw:frame draw:style-name="gr6" draw:text-style-name="P7" draw:layer="layout" svg:width="11.436cm" svg:height="0.395cm" svg:x="3.176cm" svg:y="23.299cm">
          <draw:text-box>
            <text:p text:style-name="P1"><text:span text:style-name="T6">determinar qué conjunto de pines del cabezal del ventilador debe utilizar. </text:span></text:p>
          </draw:text-box>
        </draw:frame>
      </draw:page>
      <draw:page draw:name="page2" draw:style-name="dp1" draw:master-page-name="master-page40">
        <draw:polygon draw:style-name="gr7" draw:text-style-name="P8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9.002cm" svg:height="0.395cm" svg:x="1.905cm" svg:y="1.386cm">
          <draw:text-box>
            <text:p text:style-name="P1"><text:span text:style-name="T9">Práctica de laboratorio: Instalación de la placa madre </text:span></text:p>
          </draw:text-box>
        </draw:frame>
        <draw:frame draw:style-name="gr2" draw:text-style-name="P3" draw:layer="layout" svg:width="14.15cm" svg:height="0.319cm" svg:x="1.905cm" svg:y="26.352cm">
          <draw:text-box>
            <text:p text:style-name="P1"><text:span text:style-name="T2">© 2016 Cisco y/o sus filiales. Todos los derechos reservados. Este documento es información pública de </text:span><text:span text:style-name="T2">Cisco. </text:span></text:p>
          </draw:text-box>
        </draw:frame>
        <draw:frame draw:style-name="gr2" draw:text-style-name="P3" draw:layer="layout" svg:width="1.831cm" svg:height="0.319cm" svg:x="17.943cm" svg:y="26.352cm">
          <draw:text-box>
            <text:p text:style-name="P1"><text:span text:style-name="T2">Página </text:span><text:span text:style-name="T3">2</text:span><text:span text:style-name="T2"> de </text:span><text:span text:style-name="T3">2</text:span><text:span text:style-name="T2"> </text:span></text:p>
          </draw:text-box>
        </draw:frame>
        <draw:frame draw:style-name="gr1" draw:text-style-name="P2" draw:layer="layout" svg:width="1.496cm" svg:height="0.433cm" svg:x="1.905cm" svg:y="2.763cm">
          <draw:text-box>
            <text:p text:style-name="P1"><text:span text:style-name="T8">Paso 2: </text:span></text:p>
          </draw:text-box>
        </draw:frame>
        <draw:frame draw:style-name="gr1" draw:text-style-name="P2" draw:layer="layout" svg:width="3.042cm" svg:height="0.433cm" svg:x="3.556cm" svg:y="2.763cm">
          <draw:text-box>
            <text:p text:style-name="P1"><text:span text:style-name="T8">Instalar la RAM. </text:span></text:p>
          </draw:text-box>
        </draw:frame>
        <draw:frame draw:style-name="gr6" draw:text-style-name="P7" draw:layer="layout" svg:width="0.391cm" svg:height="0.395cm" svg:x="2.54cm" svg:y="3.482cm">
          <draw:text-box>
            <text:p text:style-name="P1"><text:span text:style-name="T6">a. </text:span></text:p>
          </draw:text-box>
        </draw:frame>
        <draw:frame draw:style-name="gr6" draw:text-style-name="P7" draw:layer="layout" svg:width="7.567cm" svg:height="0.395cm" svg:x="3.175cm" svg:y="3.482cm">
          <draw:text-box>
            <text:p text:style-name="P1"><text:span text:style-name="T6">L</text:span><text:span text:style-name="T6">o</text:span><text:span text:style-name="T6">c</text:span><text:span text:style-name="T6">a</text:span><text:span text:style-name="T6">l</text:span><text:span text:style-name="T6">i</text:span><text:span text:style-name="T6">c</text:span><text:span text:style-name="T6">e</text:span><text:span text:style-name="T6"> </text:span><text:span text:style-name="T6">l</text:span><text:span text:style-name="T6">a</text:span><text:span text:style-name="T6">s</text:span><text:span text:style-name="T6"> </text:span><text:span text:style-name="T6">r</text:span><text:span text:style-name="T6">a</text:span><text:span text:style-name="T6">n</text:span><text:span text:style-name="T6">u</text:span><text:span text:style-name="T6">r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text:span text:style-name="T6">R</text:span><text:span text:style-name="T6">A</text:span><text:span text:style-name="T6">M</text:span><text:span text:style-name="T6"> </text:span><text:span text:style-name="T6">e</text:span><text:span text:style-name="T6">n</text:span><text:span text:style-name="T6"> </text:span><text:span text:style-name="T6">l</text:span><text:span text:style-name="T6">a</text:span><text:span text:style-name="T6"> </text:span><text:span text:style-name="T6">p</text:span><text:span text:style-name="T6">l</text:span><text:span text:style-name="T6">a</text:span><text:span text:style-name="T6">c</text:span><text:span text:style-name="T6">a</text:span><text:span text:style-name="T6"> </text:span><text:span text:style-name="T6">m</text:span><text:span text:style-name="T6">a</text:span><text:span text:style-name="T6">d</text:span><text:span text:style-name="T6">r</text:span><text:span text:style-name="T6">e</text:span><text:span text:style-name="T6">. </text:span></text:p>
          </draw:text-box>
        </draw:frame>
        <draw:frame draw:style-name="gr6" draw:text-style-name="P7" draw:layer="layout" svg:width="8.892cm" svg:height="0.789cm" svg:x="3.175cm" svg:y="4.1cm">
          <draw:text-box>
            <text:p text:style-name="P1"><text:span text:style-name="T6">¿En qué tipo de ranuras se </text:span><text:span text:style-name="T6">instalarán los módulos RAM?</text:span></text:p>
            <text:p text:style-name="P1"><text:span text:style-name="T6">8GB DRR4 en el 3 slot </text:span></text:p>
          </draw:text-box>
        </draw:frame>
        <draw:frame draw:style-name="gr6" draw:text-style-name="P7" draw:layer="layout" svg:width="9.967cm" svg:height="0.789cm" svg:x="3.175cm" svg:y="5.951cm">
          <draw:text-box>
            <text:p text:style-name="P1"><text:span text:style-name="T6">¿</text:span><text:span text:style-name="T6">C</text:span><text:span text:style-name="T6">u</text:span><text:span text:style-name="T6">á</text:span><text:span text:style-name="T6">n</text:span><text:span text:style-name="T6">t</text:span><text:span text:style-name="T6">a</text:span><text:span text:style-name="T6">s</text:span><text:span text:style-name="T6"> </text:span><text:span text:style-name="T6">m</text:span><text:span text:style-name="T6">u</text:span><text:span text:style-name="T6">e</text:span><text:span text:style-name="T6">s</text:span><text:span text:style-name="T6">c</text:span><text:span text:style-name="T6">a</text:span><text:span text:style-name="T6">s</text:span><text:span text:style-name="T6"> </text:span><text:span text:style-name="T6">h</text:span><text:span text:style-name="T6">a</text:span><text:span text:style-name="T6">y</text:span><text:span text:style-name="T6"> </text:span><text:span text:style-name="T6">e</text:span><text:span text:style-name="T6">n</text:span><text:span text:style-name="T6"> </text:span><text:span text:style-name="T6">e</text:span><text:span text:style-name="T6">l </text:span><text:span text:style-name="T6">e</text:span><text:span text:style-name="T6">x</text:span><text:span text:style-name="T6">t</text:span><text:span text:style-name="T6">r</text:span><text:span text:style-name="T6">e</text:span><text:span text:style-name="T6">m</text:span><text:span text:style-name="T6">o</text:span><text:span text:style-name="T6"> </text:span><text:span text:style-name="T6">i</text:span><text:span text:style-name="T6">n</text:span><text:span text:style-name="T6">f</text:span><text:span text:style-name="T6">e</text:span><text:span text:style-name="T6">r</text:span><text:span text:style-name="T6">i</text:span><text:span text:style-name="T6">o</text:span><text:span text:style-name="T6">r </text:span><text:span text:style-name="T6">d</text:span><text:span text:style-name="T6">e</text:span><text:span text:style-name="T6">l </text:span><text:span text:style-name="T6">m</text:span><text:span text:style-name="T6">ó</text:span><text:span text:style-name="T6">d</text:span><text:span text:style-name="T6">u</text:span><text:span text:style-name="T6">l</text:span><text:span text:style-name="T6">o</text:span><text:span text:style-name="T6"> </text:span><text:span text:style-name="T6">R</text:span><text:span text:style-name="T6">A</text:span><text:span text:style-name="T6">M</text:span><text:span text:style-name="T6">?</text:span></text:p>
            <text:p text:style-name="P1"><text:span text:style-name="T6">2</text:span><text:span text:style-name="T6">8</text:span><text:span text:style-name="T6">8</text:span><text:span text:style-name="T6"> </text:span><text:span text:style-name="T6">p</text:span><text:span text:style-name="T6">i</text:span><text:span text:style-name="T6">n</text:span><text:span text:style-name="T6">e</text:span><text:span text:style-name="T6">s</text:span><text:span text:style-name="T6"> </text:span></text:p>
          </draw:text-box>
        </draw:frame>
        <draw:frame draw:style-name="gr6" draw:text-style-name="P7" draw:layer="layout" svg:width="0.391cm" svg:height="0.395cm" svg:x="2.54cm" svg:y="7.803cm">
          <draw:text-box>
            <text:p text:style-name="P1"><text:span text:style-name="T6">b</text:span><text:span text:style-name="T6">. </text:span></text:p>
          </draw:text-box>
        </draw:frame>
        <draw:frame draw:style-name="gr6" draw:text-style-name="P7" draw:layer="layout" svg:width="13.688cm" svg:height="0.395cm" svg:x="3.175cm" svg:y="7.803cm">
          <draw:text-box>
            <text:p text:style-name="P1"><text:span text:style-name="T6">Alinee las muescas del extremo inferior </text:span><text:span text:style-name="T6">del módulo RAM con las muescas de la </text:span><text:span text:style-name="T6">ranura. </text:span></text:p>
          </draw:text-box>
        </draw:frame>
        <draw:frame draw:style-name="gr6" draw:text-style-name="P7" draw:layer="layout" svg:width="0.375cm" svg:height="0.395cm" svg:x="2.54cm" svg:y="8.421cm">
          <draw:text-box>
            <text:p text:style-name="P1"><text:span text:style-name="T6">c</text:span><text:span text:style-name="T6">. </text:span></text:p>
          </draw:text-box>
        </draw:frame>
        <draw:frame draw:style-name="gr6" draw:text-style-name="P7" draw:layer="layout" svg:width="9.938cm" svg:height="0.395cm" svg:x="3.175cm" svg:y="8.421cm">
          <draw:text-box>
            <text:p text:style-name="P1"><text:span text:style-name="T6">P</text:span><text:span text:style-name="T6">r</text:span><text:span text:style-name="T6">e</text:span><text:span text:style-name="T6">s</text:span><text:span text:style-name="T6">i</text:span><text:span text:style-name="T6">o</text:span><text:span text:style-name="T6">n</text:span><text:span text:style-name="T6">e</text:span><text:span text:style-name="T6"> </text:span><text:span text:style-name="T6">h</text:span><text:span text:style-name="T6">a</text:span><text:span text:style-name="T6">s</text:span><text:span text:style-name="T6">t</text:span><text:span text:style-name="T6">a</text:span><text:span text:style-name="T6"> </text:span><text:span text:style-name="T6">q</text:span><text:span text:style-name="T6">u</text:span><text:span text:style-name="T6">e</text:span><text:span text:style-name="T6"> </text:span><text:span text:style-name="T6">l</text:span><text:span text:style-name="T6">a</text:span><text:span text:style-name="T6">s</text:span><text:span text:style-name="T6"> </text:span><text:span text:style-name="T6">p</text:span><text:span text:style-name="T6">e</text:span><text:span text:style-name="T6">s</text:span><text:span text:style-name="T6">t</text:span><text:span text:style-name="T6">a</text:span><text:span text:style-name="T6">ñ</text:span><text:span text:style-name="T6">a</text:span><text:span text:style-name="T6">s</text:span><text:span text:style-name="T6"> </text:span><text:span text:style-name="T6">l</text:span><text:span text:style-name="T6">a</text:span><text:span text:style-name="T6">t</text:span><text:span text:style-name="T6">e</text:span><text:span text:style-name="T6">r</text:span><text:span text:style-name="T6">a</text:span><text:span text:style-name="T6">l</text:span><text:span text:style-name="T6">e</text:span><text:span text:style-name="T6">s</text:span><text:span text:style-name="T6"> </text:span><text:span text:style-name="T6">f</text:span><text:span text:style-name="T6">i</text:span><text:span text:style-name="T6">j</text:span><text:span text:style-name="T6">e</text:span><text:span text:style-name="T6">n</text:span><text:span text:style-name="T6"> </text:span><text:span text:style-name="T6">e</text:span><text:span text:style-name="T6">l </text:span><text:span text:style-name="T6">m</text:span><text:span text:style-name="T6">ó</text:span><text:span text:style-name="T6">d</text:span><text:span text:style-name="T6">u</text:span><text:span text:style-name="T6">l</text:span><text:span text:style-name="T6">o</text:span><text:span text:style-name="T6"> </text:span><text:span text:style-name="T6">R</text:span><text:span text:style-name="T6">A</text:span><text:span text:style-name="T6">M</text:span><text:span text:style-name="T6">. </text:span></text:p>
          </draw:text-box>
        </draw:frame>
        <draw:frame draw:style-name="gr6" draw:text-style-name="P7" draw:layer="layout" svg:width="0.391cm" svg:height="0.395cm" svg:x="2.54cm" svg:y="9.037cm">
          <draw:text-box>
            <text:p text:style-name="P1"><text:span text:style-name="T6">d. </text:span></text:p>
          </draw:text-box>
        </draw:frame>
        <draw:frame draw:style-name="gr6" draw:text-style-name="P7" draw:layer="layout" svg:width="15.953cm" svg:height="0.395cm" svg:x="3.175cm" svg:y="9.037cm">
          <draw:text-box>
            <text:p text:style-name="P1"><text:span text:style-name="T6">A</text:span><text:span text:style-name="T6">s</text:span><text:span text:style-name="T6">e</text:span><text:span text:style-name="T6">g</text:span><text:span text:style-name="T6">ú</text:span><text:span text:style-name="T6">r</text:span><text:span text:style-name="T6">e</text:span><text:span text:style-name="T6">s</text:span><text:span text:style-name="T6">e</text:span><text:span text:style-name="T6"> </text:span><text:span text:style-name="T6">d</text:span><text:span text:style-name="T6">e</text:span><text:span text:style-name="T6"> </text:span><text:span text:style-name="T6">q</text:span><text:span text:style-name="T6">u</text:span><text:span text:style-name="T6">e</text:span><text:span text:style-name="T6"> </text:span><text:span text:style-name="T6">n</text:span><text:span text:style-name="T6">i</text:span><text:span text:style-name="T6">n</text:span><text:span text:style-name="T6">g</text:span><text:span text:style-name="T6">u</text:span><text:span text:style-name="T6">n</text:span><text:span text:style-name="T6">o</text:span><text:span text:style-name="T6"> </text:span><text:span text:style-name="T6">d</text:span><text:span text:style-name="T6">e</text:span><text:span text:style-name="T6"> </text:span><text:span text:style-name="T6">l</text:span><text:span text:style-name="T6">o</text:span><text:span text:style-name="T6">s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c</text:span><text:span text:style-name="T6">t</text:span><text:span text:style-name="T6">o</text:span><text:span text:style-name="T6">s</text:span><text:span text:style-name="T6"> </text:span><text:span text:style-name="T6">d</text:span><text:span text:style-name="T6">e</text:span><text:span text:style-name="T6">l </text:span><text:span text:style-name="T6">m</text:span><text:span text:style-name="T6">ó</text:span><text:span text:style-name="T6">d</text:span><text:span text:style-name="T6">u</text:span><text:span text:style-name="T6">l</text:span><text:span text:style-name="T6">o</text:span><text:span text:style-name="T6"> </text:span><text:span text:style-name="T6">R</text:span><text:span text:style-name="T6">A</text:span><text:span text:style-name="T6">M</text:span><text:span text:style-name="T6"> </text:span><text:span text:style-name="T6">e</text:span><text:span text:style-name="T6">s</text:span><text:span text:style-name="T6">t</text:span><text:span text:style-name="T6">é</text:span><text:span text:style-name="T6"> </text:span><text:span text:style-name="T6">a</text:span><text:span text:style-name="T6"> </text:span><text:span text:style-name="T6">l</text:span><text:span text:style-name="T6">a</text:span><text:span text:style-name="T6"> </text:span><text:span text:style-name="T6">v</text:span><text:span text:style-name="T6">i</text:span><text:span text:style-name="T6">s</text:span><text:span text:style-name="T6">t</text:span><text:span text:style-name="T6">a</text:span><text:span text:style-name="T6">. </text:span><text:span text:style-name="T6">S</text:span><text:span text:style-name="T6">i </text:span><text:span text:style-name="T6">e</text:span><text:span text:style-name="T6">s</text:span><text:span text:style-name="T6"> </text:span><text:span text:style-name="T6">n</text:span><text:span text:style-name="T6">e</text:span><text:span text:style-name="T6">c</text:span><text:span text:style-name="T6">e</text:span><text:span text:style-name="T6">s</text:span><text:span text:style-name="T6">a</text:span><text:span text:style-name="T6">r</text:span><text:span text:style-name="T6">i</text:span><text:span text:style-name="T6">o</text:span><text:span text:style-name="T6">, </text:span><text:span text:style-name="T6">v</text:span><text:span text:style-name="T6">u</text:span><text:span text:style-name="T6">e</text:span><text:span text:style-name="T6">l</text:span><text:span text:style-name="T6">v</text:span><text:span text:style-name="T6">a</text:span><text:span text:style-name="T6"> </text:span><text:span text:style-name="T6">a</text:span><text:span text:style-name="T6"> </text:span></text:p>
          </draw:text-box>
        </draw:frame>
        <draw:frame draw:style-name="gr6" draw:text-style-name="P7" draw:layer="layout" svg:width="3.859cm" svg:height="0.395cm" svg:x="3.175cm" svg:y="9.444cm">
          <draw:text-box>
            <text:p text:style-name="P1"><text:span text:style-name="T6">a</text:span><text:span text:style-name="T6">s</text:span><text:span text:style-name="T6">e</text:span><text:span text:style-name="T6">n</text:span><text:span text:style-name="T6">t</text:span><text:span text:style-name="T6">a</text:span><text:span text:style-name="T6">r </text:span><text:span text:style-name="T6">e</text:span><text:span text:style-name="T6">l </text:span><text:span text:style-name="T6">m</text:span><text:span text:style-name="T6">ó</text:span><text:span text:style-name="T6">d</text:span><text:span text:style-name="T6">u</text:span><text:span text:style-name="T6">l</text:span><text:span text:style-name="T6">o</text:span><text:span text:style-name="T6"> </text:span><text:span text:style-name="T6">R</text:span><text:span text:style-name="T6">A</text:span><text:span text:style-name="T6">M</text:span><text:span text:style-name="T6">. </text:span></text:p>
          </draw:text-box>
        </draw:frame>
        <draw:frame draw:style-name="gr6" draw:text-style-name="P7" draw:layer="layout" svg:width="0.391cm" svg:height="0.395cm" svg:x="2.54cm" svg:y="10.062cm">
          <draw:text-box>
            <text:p text:style-name="P1"><text:span text:style-name="T6">e</text:span><text:span text:style-name="T6">. </text:span></text:p>
          </draw:text-box>
        </draw:frame>
        <draw:frame draw:style-name="gr6" draw:text-style-name="P7" draw:layer="layout" svg:width="10.645cm" svg:height="0.395cm" svg:x="3.175cm" svg:y="10.062cm">
          <draw:text-box>
            <text:p text:style-name="P1"><text:span text:style-name="T6">Revise las trabas para verificar que el </text:span><text:span text:style-name="T6">módulo RAM esté bien fijado. </text:span></text:p>
          </draw:text-box>
        </draw:frame>
        <draw:frame draw:style-name="gr6" draw:text-style-name="P7" draw:layer="layout" svg:width="0.352cm" svg:height="0.395cm" svg:x="2.54cm" svg:y="10.678cm">
          <draw:text-box>
            <text:p text:style-name="P1"><text:span text:style-name="T6">f</text:span><text:span text:style-name="T6">. </text:span></text:p>
          </draw:text-box>
        </draw:frame>
        <draw:frame draw:style-name="gr6" draw:text-style-name="P7" draw:layer="layout" svg:width="10.81cm" svg:height="0.395cm" svg:x="3.175cm" svg:y="10.678cm">
          <draw:text-box>
            <text:p text:style-name="P1"><text:span text:style-name="T6">I</text:span><text:span text:style-name="T6">n</text:span><text:span text:style-name="T6">s</text:span><text:span text:style-name="T6">t</text:span><text:span text:style-name="T6">a</text:span><text:span text:style-name="T6">l</text:span><text:span text:style-name="T6">e</text:span><text:span text:style-name="T6"> </text:span><text:span text:style-name="T6">c</text:span><text:span text:style-name="T6">u</text:span><text:span text:style-name="T6">a</text:span><text:span text:style-name="T6">l</text:span><text:span text:style-name="T6">q</text:span><text:span text:style-name="T6">u</text:span><text:span text:style-name="T6">i</text:span><text:span text:style-name="T6">e</text:span><text:span text:style-name="T6">r </text:span><text:span text:style-name="T6">m</text:span><text:span text:style-name="T6">ó</text:span><text:span text:style-name="T6">d</text:span><text:span text:style-name="T6">u</text:span><text:span text:style-name="T6">l</text:span><text:span text:style-name="T6">o</text:span><text:span text:style-name="T6"> </text:span><text:span text:style-name="T6">R</text:span><text:span text:style-name="T6">A</text:span><text:span text:style-name="T6">M</text:span><text:span text:style-name="T6"> </text:span><text:span text:style-name="T6">a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 </text:span><text:span text:style-name="T6">c</text:span><text:span text:style-name="T6">o</text:span><text:span text:style-name="T6">n</text:span><text:span text:style-name="T6"> </text:span><text:span text:style-name="T6">e</text:span><text:span text:style-name="T6">l </text:span><text:span text:style-name="T6">m</text:span><text:span text:style-name="T6">i</text:span><text:span text:style-name="T6">s</text:span><text:span text:style-name="T6">m</text:span><text:span text:style-name="T6">o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d</text:span><text:span text:style-name="T6">i</text:span><text:span text:style-name="T6">m</text:span><text:span text:style-name="T6">i</text:span><text:span text:style-name="T6">e</text:span><text:span text:style-name="T6">n</text:span><text:span text:style-name="T6">t</text:span><text:span text:style-name="T6">o</text:span><text:span text:style-name="T6">. </text:span></text:p>
          </draw:text-box>
        </draw:frame>
        <draw:frame draw:style-name="gr1" draw:text-style-name="P2" draw:layer="layout" svg:width="1.496cm" svg:height="0.433cm" svg:x="1.905cm" svg:y="11.513cm">
          <draw:text-box>
            <text:p text:style-name="P1"><text:span text:style-name="T8">Pas</text:span><text:span text:style-name="T8">o 3: </text:span></text:p>
          </draw:text-box>
        </draw:frame>
        <draw:frame draw:style-name="gr1" draw:text-style-name="P2" draw:layer="layout" svg:width="5.641cm" svg:height="0.433cm" svg:x="3.556cm" svg:y="11.513cm">
          <draw:text-box>
            <text:p text:style-name="P1"><text:span text:style-name="T8">I</text:span><text:span text:style-name="T8">n</text:span><text:span text:style-name="T8">s</text:span><text:span text:style-name="T8">t</text:span><text:span text:style-name="T8">a</text:span><text:span text:style-name="T8">l</text:span><text:span text:style-name="T8">a</text:span><text:span text:style-name="T8">c</text:span><text:span text:style-name="T8">i</text:span><text:span text:style-name="T8">ó</text:span><text:span text:style-name="T8">n</text:span><text:span text:style-name="T8"> </text:span><text:span text:style-name="T8">d</text:span><text:span text:style-name="T8">e</text:span><text:span text:style-name="T8"> </text:span><text:span text:style-name="T8">l</text:span><text:span text:style-name="T8">a</text:span><text:span text:style-name="T8"> </text:span><text:span text:style-name="T8">p</text:span><text:span text:style-name="T8">l</text:span><text:span text:style-name="T8">a</text:span><text:span text:style-name="T8">c</text:span><text:span text:style-name="T8">a</text:span><text:span text:style-name="T8"> </text:span><text:span text:style-name="T8">m</text:span><text:span text:style-name="T8">a</text:span><text:span text:style-name="T8">d</text:span><text:span text:style-name="T8">r</text:span><text:span text:style-name="T8">e</text:span><text:span text:style-name="T8">. </text:span></text:p>
          </draw:text-box>
        </draw:frame>
        <draw:frame draw:style-name="gr6" draw:text-style-name="P7" draw:layer="layout" svg:width="0.391cm" svg:height="0.395cm" svg:x="2.54cm" svg:y="12.232cm">
          <draw:text-box>
            <text:p text:style-name="P1"><text:span text:style-name="T6">a</text:span><text:span text:style-name="T6">. </text:span></text:p>
          </draw:text-box>
        </draw:frame>
        <draw:frame draw:style-name="gr6" draw:text-style-name="P7" draw:layer="layout" svg:width="6.712cm" svg:height="0.395cm" svg:x="3.175cm" svg:y="12.232cm">
          <draw:text-box>
            <text:p text:style-name="P1"><text:span text:style-name="T6">Instale los </text:span><text:span text:style-name="T6">separadores </text:span><text:span text:style-name="T6">de la placa </text:span><text:span text:style-name="T6">madre. </text:span></text:p>
          </draw:text-box>
        </draw:frame>
        <draw:frame draw:style-name="gr6" draw:text-style-name="P7" draw:layer="layout" svg:width="0.391cm" svg:height="0.395cm" svg:x="2.54cm" svg:y="12.85cm">
          <draw:text-box>
            <text:p text:style-name="P1"><text:span text:style-name="T6">b</text:span><text:span text:style-name="T6">. </text:span></text:p>
          </draw:text-box>
        </draw:frame>
        <draw:frame draw:style-name="gr6" draw:text-style-name="P7" draw:layer="layout" svg:width="13.544cm" svg:height="0.395cm" svg:x="3.175cm" svg:y="12.85cm">
          <draw:text-box>
            <text:p text:style-name="P1"><text:span text:style-name="T6">I</text:span><text:span text:style-name="T6">n</text:span><text:span text:style-name="T6">s</text:span><text:span text:style-name="T6">t</text:span><text:span text:style-name="T6">a</text:span><text:span text:style-name="T6">l</text:span><text:span text:style-name="T6">e</text:span><text:span text:style-name="T6"> </text:span><text:span text:style-name="T6">l</text:span><text:span text:style-name="T6">a</text:span><text:span text:style-name="T6"> </text:span><text:span text:style-name="T6">p</text:span><text:span text:style-name="T6">l</text:span><text:span text:style-name="T6">a</text:span><text:span text:style-name="T6">c</text:span><text:span text:style-name="T6">a</text:span><text:span text:style-name="T6"> </text:span><text:span text:style-name="T6">c</text:span><text:span text:style-name="T6">o</text:span><text:span text:style-name="T6">n</text:span><text:span text:style-name="T6">e</text:span><text:span text:style-name="T6">c</text:span><text:span text:style-name="T6">t</text:span><text:span text:style-name="T6">o</text:span><text:span text:style-name="T6">r</text:span><text:span text:style-name="T6">a</text:span><text:span text:style-name="T6"> </text:span><text:span text:style-name="T6">d</text:span><text:span text:style-name="T6">e</text:span><text:span text:style-name="T6"> </text:span><text:span text:style-name="T6">E</text:span><text:span text:style-name="T6">/</text:span><text:span text:style-name="T6">S</text:span><text:span text:style-name="T6"> </text:span><text:span text:style-name="T6">e</text:span><text:span text:style-name="T6">n</text:span><text:span text:style-name="T6"> </text:span><text:span text:style-name="T6">l</text:span><text:span text:style-name="T6">a</text:span><text:span text:style-name="T6"> </text:span><text:span text:style-name="T6">p</text:span><text:span text:style-name="T6">a</text:span><text:span text:style-name="T6">r</text:span><text:span text:style-name="T6">t</text:span><text:span text:style-name="T6">e</text:span><text:span text:style-name="T6"> </text:span><text:span text:style-name="T6">p</text:span><text:span text:style-name="T6">o</text:span><text:span text:style-name="T6">s</text:span><text:span text:style-name="T6">t</text:span><text:span text:style-name="T6">e</text:span><text:span text:style-name="T6">r</text:span><text:span text:style-name="T6">i</text:span><text:span text:style-name="T6">o</text:span><text:span text:style-name="T6">r </text:span><text:span text:style-name="T6">d</text:span><text:span text:style-name="T6">e</text:span><text:span text:style-name="T6">l </text:span><text:span text:style-name="T6">g</text:span><text:span text:style-name="T6">a</text:span><text:span text:style-name="T6">b</text:span><text:span text:style-name="T6">i</text:span><text:span text:style-name="T6">n</text:span><text:span text:style-name="T6">e</text:span><text:span text:style-name="T6">t</text:span><text:span text:style-name="T6">e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d</text:span><text:span text:style-name="T6">o</text:span><text:span text:style-name="T6">r</text:span><text:span text:style-name="T6">a</text:span><text:span text:style-name="T6">. </text:span></text:p>
          </draw:text-box>
        </draw:frame>
        <draw:frame draw:style-name="gr6" draw:text-style-name="P7" draw:layer="layout" svg:width="0.375cm" svg:height="0.395cm" svg:x="2.54cm" svg:y="13.468cm">
          <draw:text-box>
            <text:p text:style-name="P1"><text:span text:style-name="T6">c. </text:span></text:p>
          </draw:text-box>
        </draw:frame>
        <draw:frame draw:style-name="gr6" draw:text-style-name="P7" draw:layer="layout" svg:width="16.11cm" svg:height="0.395cm" svg:x="3.175cm" svg:y="13.468cm">
          <draw:text-box>
            <text:p text:style-name="P1"><text:span text:style-name="T6">A</text:span><text:span text:style-name="T6">l</text:span><text:span text:style-name="T6">i</text:span><text:span text:style-name="T6">n</text:span><text:span text:style-name="T6">e</text:span><text:span text:style-name="T6">e</text:span><text:span text:style-name="T6"> </text:span><text:span text:style-name="T6">l</text:span><text:span text:style-name="T6">o</text:span><text:span text:style-name="T6">s</text:span><text:span text:style-name="T6"> </text:span><text:span text:style-name="T6">c</text:span><text:span text:style-name="T6">o</text:span><text:span text:style-name="T6">n</text:span><text:span text:style-name="T6">e</text:span><text:span text:style-name="T6">c</text:span><text:span text:style-name="T6">t</text:span><text:span text:style-name="T6">o</text:span><text:span text:style-name="T6">r</text:span><text:span text:style-name="T6">e</text:span><text:span text:style-name="T6">s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p</text:span><text:span text:style-name="T6">a</text:span><text:span text:style-name="T6">r</text:span><text:span text:style-name="T6">t</text:span><text:span text:style-name="T6">e</text:span><text:span text:style-name="T6"> </text:span><text:span text:style-name="T6">p</text:span><text:span text:style-name="T6">o</text:span><text:span text:style-name="T6">s</text:span><text:span text:style-name="T6">t</text:span><text:span text:style-name="T6">e</text:span><text:span text:style-name="T6">r</text:span><text:span text:style-name="T6">i</text:span><text:span text:style-name="T6">o</text:span><text:span text:style-name="T6">r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p</text:span><text:span text:style-name="T6">l</text:span><text:span text:style-name="T6">a</text:span><text:span text:style-name="T6">c</text:span><text:span text:style-name="T6">a</text:span><text:span text:style-name="T6"> </text:span><text:span text:style-name="T6">m</text:span><text:span text:style-name="T6">a</text:span><text:span text:style-name="T6">d</text:span><text:span text:style-name="T6">r</text:span><text:span text:style-name="T6">e</text:span><text:span text:style-name="T6"> </text:span><text:span text:style-name="T6">c</text:span><text:span text:style-name="T6">o</text:span><text:span text:style-name="T6">n</text:span><text:span text:style-name="T6"> </text:span><text:span text:style-name="T6">l</text:span><text:span text:style-name="T6">a</text:span><text:span text:style-name="T6">s</text:span><text:span text:style-name="T6"> </text:span><text:span text:style-name="T6">a</text:span><text:span text:style-name="T6">b</text:span><text:span text:style-name="T6">e</text:span><text:span text:style-name="T6">r</text:span><text:span text:style-name="T6">t</text:span><text:span text:style-name="T6">u</text:span><text:span text:style-name="T6">r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p</text:span><text:span text:style-name="T6">a</text:span><text:span text:style-name="T6">r</text:span><text:span text:style-name="T6">t</text:span><text:span text:style-name="T6">e</text:span><text:span text:style-name="T6"> </text:span><text:span text:style-name="T6">p</text:span><text:span text:style-name="T6">o</text:span><text:span text:style-name="T6">s</text:span><text:span text:style-name="T6">t</text:span><text:span text:style-name="T6">e</text:span><text:span text:style-name="T6">r</text:span><text:span text:style-name="T6">i</text:span><text:span text:style-name="T6">o</text:span><text:span text:style-name="T6">r </text:span><text:span text:style-name="T6">d</text:span><text:span text:style-name="T6">e</text:span><text:span text:style-name="T6">l </text:span></text:p>
          </draw:text-box>
        </draw:frame>
        <draw:frame draw:style-name="gr6" draw:text-style-name="P7" draw:layer="layout" svg:width="4.54cm" svg:height="0.395cm" svg:x="3.175cm" svg:y="13.872cm">
          <draw:text-box>
            <text:p text:style-name="P1"><text:span text:style-name="T6">g</text:span><text:span text:style-name="T6">a</text:span><text:span text:style-name="T6">b</text:span><text:span text:style-name="T6">i</text:span><text:span text:style-name="T6">n</text:span><text:span text:style-name="T6">e</text:span><text:span text:style-name="T6">t</text:span><text:span text:style-name="T6">e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d</text:span><text:span text:style-name="T6">o</text:span><text:span text:style-name="T6">r</text:span><text:span text:style-name="T6">a</text:span><text:span text:style-name="T6">. </text:span></text:p>
          </draw:text-box>
        </draw:frame>
        <draw:frame draw:style-name="gr6" draw:text-style-name="P7" draw:layer="layout" svg:width="0.391cm" svg:height="0.395cm" svg:x="2.54cm" svg:y="14.49cm">
          <draw:text-box>
            <text:p text:style-name="P1"><text:span text:style-name="T6">d. </text:span></text:p>
          </draw:text-box>
        </draw:frame>
        <draw:frame draw:style-name="gr6" draw:text-style-name="P7" draw:layer="layout" svg:width="16.161cm" svg:height="0.395cm" svg:x="3.175cm" svg:y="14.49cm">
          <draw:text-box>
            <text:p text:style-name="P1"><text:span text:style-name="T6">Coloque la placa madre dentro del gabinete y alinee los orificios para los </text:span><text:span text:style-name="T6">tornillos y los separadores. Es </text:span></text:p>
          </draw:text-box>
        </draw:frame>
        <draw:frame draw:style-name="gr6" draw:text-style-name="P7" draw:layer="layout" svg:width="12.842cm" svg:height="0.395cm" svg:x="3.175cm" svg:y="14.897cm">
          <draw:text-box>
            <text:p text:style-name="P1"><text:span text:style-name="T6">posible que deba ajustar la placa madre para alinear los orificios para los tornillos. </text:span></text:p>
          </draw:text-box>
        </draw:frame>
        <draw:frame draw:style-name="gr6" draw:text-style-name="P7" draw:layer="layout" svg:width="0.391cm" svg:height="0.395cm" svg:x="2.539cm" svg:y="15.513cm">
          <draw:text-box>
            <text:p text:style-name="P1"><text:span text:style-name="T6">e. </text:span></text:p>
          </draw:text-box>
        </draw:frame>
        <draw:frame draw:style-name="gr6" draw:text-style-name="P7" draw:layer="layout" svg:width="10.272cm" svg:height="0.395cm" svg:x="3.174cm" svg:y="15.513cm">
          <draw:text-box>
            <text:p text:style-name="P1"><text:span text:style-name="T6">Fije la placa madre al gabinete con los tornillos correspondientes. </text:span></text:p>
          </draw:text-box>
        </draw:frame>
        <draw:frame draw:style-name="gr6" draw:text-style-name="P7" draw:layer="layout" svg:width="11.932cm" svg:height="0.395cm" svg:x="2.539cm" svg:y="16.131cm">
          <draw:text-box>
            <text:p text:style-name="P1"><text:span text:style-name="T6">Finalizó la </text:span><text:span text:style-name="T6">práctica de </text:span><text:span text:style-name="T6">laboratorio. </text:span><text:span text:style-name="T6">Solicite al </text:span><text:span text:style-name="T6">instructor </text:span><text:span text:style-name="T6">que revise </text:span><text:span text:style-name="T6">su trabajo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3T21:50:43.579781016</dc:date>
    <meta:editing-duration>PT16M47S</meta:editing-duration>
    <meta:editing-cycles>1</meta:editing-cycles>
    <meta:document-statistic meta:object-count="107"/>
    <meta:generator>LibreOffice/6.0.7.3$Linux_X86_64 LibreOffice_project/00m0$Build-3</meta:generator>
  </office:meta>
</office:document-meta>
</file>